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e5bc" officeooo:paragraph-rsid="000de5bc"/>
    </style:style>
    <style:style style:name="P2" style:family="paragraph" style:parent-style-name="Standard">
      <style:text-properties officeooo:rsid="000de5bc" officeooo:paragraph-rsid="000fdb20"/>
    </style:style>
    <style:style style:name="T1" style:family="text">
      <style:text-properties officeooo:rsid="000fdb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 Overview</text:p>
      <text:p text:style-name="P1"/>
      <text:p text:style-name="P1">Hardware:</text:p>
      <text:p text:style-name="P1">Main Board:</text:p>
      <text:p text:style-name="P1">-Visually inspect board for issues or inconsistencies with layout</text:p>
      <text:p text:style-name="P1">-Verify connections, (continuity)</text:p>
      <text:p text:style-name="P1">-Populate board</text:p>
      <text:p text:style-name="P1">-Verify Solder connections</text:p>
      <text:p text:style-name="P1">-Verify power levels</text:p>
      <text:p text:style-name="P1">-Verify clock signal presence</text:p>
      <text:p text:style-name="P1">-Verify clock signal frequencies</text:p>
      <text:p text:style-name="P1">-Attempt to upload test binary</text:p>
      <text:p text:style-name="P1"><text:s text:c="2"/>-If upload successful run “Hello world”/blink program</text:p>
      <text:p text:style-name="P1"><text:s text:c="2"/>-Upload real firmware</text:p>
      <text:p text:style-name="P1"/>
      <text:p text:style-name="P1">Daughter Boards:</text:p>
      <text:p text:style-name="P1">-Visually inspect board for issues or inconsistencies with layout</text:p>
      <text:p text:style-name="P1">-Verify connections, (continuity)</text:p>
      <text:p text:style-name="P1">-Populate board</text:p>
      <text:p text:style-name="P1">-Verify Solder connections</text:p>
      <text:p text:style-name="P1">-Verify power levels</text:p>
      <text:p text:style-name="P1">-Verify clock signal presence</text:p>
      <text:p text:style-name="P1">-Verify clock signal frequencies</text:p>
      <text:p text:style-name="P1">-Connect daugter board to “known good” device such as Arduino, verify readings, etc.</text:p>
      <text:p text:style-name="P1"/>
      <text:p text:style-name="P1">Main board and ADC sensor:</text:p>
      <text:p text:style-name="P1">-Sample ADC sensor, verify against “known good” values</text:p>
      <text:p text:style-name="P1"/>
      <text:p text:style-name="P1">Main board and I2C sensor:</text:p>
      <text:p text:style-name="P1">-Sample I2C sensor, verify against “known good” values</text:p>
      <text:p text:style-name="P1"/>
      <text:p text:style-name="P1">Full Assembly, (<text:span text:style-name="T1">Hard Faults</text:span>)</text:p>
      <text:p text:style-name="P1">-<text:span text:style-name="T1">Remove Power</text:span></text:p>
      <text:p text:style-name="P2">-<text:span text:style-name="T1">Remove ADC sensor while running</text:span></text:p>
      <text:p text:style-name="P2">-<text:span text:style-name="T1">Remove ADC sensor during sampling</text:span></text:p>
      <text:p text:style-name="P2">-<text:span text:style-name="T1">Remove I2C sensor while running</text:span></text:p>
      <text:p text:style-name="P2">-<text:span text:style-name="T1">Remove I2C sensor during sampling</text:span></text:p>
      <text:p text:style-name="P2">-<text:span text:style-name="T1">Remove SD Card while running</text:span></text:p>
      <text:p text:style-name="P2">-<text:span text:style-name="T1">Remove SD Card while sampling</text:span></text:p>
      <text:p text:style-name="P2">-<text:span text:style-name="T1">Observe behavior near brown-out power levels</text:span></text:p>
      <text:p text:style-name="P2">- <text:span text:style-name="T1">Attempt to sample nonexistent sensors</text:span></text:p>
      <text:p text:style-name="P2">-<text:span text:style-name="T1">Attempt to read from bad I2C addresses</text:span></text:p>
      <text:p text:style-name="P2"/>
      <text:p text:style-name="P1"/>
      <text:p text:style-name="P1">Software (Full assembly):</text:p>
      <text:p text:style-name="P1">-Sample ADC sensor, verify against “known good” values</text:p>
      <text:p text:style-name="P1">-Sample I2C sensor, verify against “known good” values</text:p>
      <text:p text:style-name="P1">-Verify SD card data present/consistent</text:p>
      <text:p text:style-name="P1">-Verify accuracy of timestamps</text:p>
      <text:p text:style-name="P1"><text:soft-page-break/>-Verify naming of data on card</text:p>
      <text:p text:style-name="P1">-Eavesdrop serial communication from “known good” platform</text:p>
      <text:p text:style-name="P1">-Attempt to inject intentional error conditions, bad chars, memory locations, etc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20:19:47.563003626</meta:creation-date>
    <dc:date>2015-03-27T20:40:04.735609599</dc:date>
    <meta:editing-duration>PT4M26S</meta:editing-duration>
    <meta:editing-cycles>1</meta:editing-cycles>
    <meta:document-statistic meta:table-count="0" meta:image-count="0" meta:object-count="0" meta:page-count="2" meta:paragraph-count="45" meta:word-count="225" meta:character-count="1573" meta:non-whitespace-character-count="1389"/>
    <meta:generator>LibreOffice/4.3.4.1$Linux_X86_64 LibreOffice_project/430m0$Build-1</meta:generator>
  </office:meta>
</office:document-meta>
</file>